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21664" officeooo:paragraph-rsid="00121664"/>
    </style:style>
    <style:style style:name="P2" style:family="paragraph" style:parent-style-name="Text_20_body">
      <style:text-properties officeooo:paragraph-rsid="00121664"/>
    </style:style>
    <style:style style:name="P3" style:family="paragraph" style:parent-style-name="Text_20_body">
      <style:text-properties officeooo:rsid="0012f3cd" officeooo:paragraph-rsid="0012f3cd"/>
    </style:style>
    <style:style style:name="P4" style:family="paragraph" style:parent-style-name="Text_20_body">
      <style:text-properties officeooo:rsid="0012f3cd" officeooo:paragraph-rsid="0015a2f0"/>
    </style:style>
    <style:style style:name="P5" style:family="paragraph" style:parent-style-name="Text_20_body">
      <style:text-properties officeooo:rsid="00148456" officeooo:paragraph-rsid="00148456"/>
    </style:style>
    <style:style style:name="P6" style:family="paragraph" style:parent-style-name="Text_20_body">
      <style:text-properties officeooo:rsid="00148456" officeooo:paragraph-rsid="0015a2f0"/>
    </style:style>
    <style:style style:name="P7" style:family="paragraph" style:parent-style-name="Text_20_body">
      <style:text-properties officeooo:rsid="00148456" officeooo:paragraph-rsid="00177041"/>
    </style:style>
    <style:style style:name="P8" style:family="paragraph" style:parent-style-name="Text_20_body" style:list-style-name="L1">
      <style:text-properties officeooo:rsid="00148456" officeooo:paragraph-rsid="00148456"/>
    </style:style>
    <style:style style:name="P9" style:family="paragraph" style:parent-style-name="Text_20_body">
      <style:text-properties officeooo:rsid="0015a2f0" officeooo:paragraph-rsid="0015a2f0"/>
    </style:style>
    <style:style style:name="P10" style:family="paragraph" style:parent-style-name="Title">
      <style:text-properties officeooo:rsid="00121664" officeooo:paragraph-rsid="00121664"/>
    </style:style>
    <style:style style:name="P11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21664"/>
    </style:style>
    <style:style style:name="T2" style:family="text">
      <style:text-properties officeooo:rsid="0012f3cd"/>
    </style:style>
    <style:style style:name="T3" style:family="text">
      <style:text-properties officeooo:rsid="00148456"/>
    </style:style>
    <style:style style:name="T4" style:family="text">
      <style:text-properties officeooo:rsid="0015a2f0"/>
    </style:style>
    <style:style style:name="T5" style:family="text">
      <style:text-properties officeooo:rsid="001770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Koncepció</text:p>
      <text:h text:style-name="P11" text:outline-level="2">Csoport szervezés</text:h>
      <text:p text:style-name="P1"/>
      <text:h text:style-name="Heading_20_3" text:outline-level="3">Áttekintés</text:h>
      <text:p text:style-name="P2"><text:span text:style-name="T1">A </text:span><text:a xlink:type="simple" xlink:href="https://netpolgar.hu/" text:style-name="Internet_20_link" text:visited-style-name="Visited_20_Internet_20_Link"><text:span text:style-name="T1">https://netpolgar.hu</text:span></text:a><text:span text:style-name="T1"> rendszerben fa struktúrába rendezett csoportok alakíthatók ki. A fa struktúra kezdő szintjei már ki vannak alakítva. Lásd: <text:s text:c="2"/></text:span><text:a xlink:type="simple" xlink:href="https://netpolgar.hu/opt/groups/list" text:style-name="Internet_20_link" text:visited-style-name="Visited_20_Internet_20_Link"><text:span text:style-name="T1">https://netpolgar.hu/opt/groups/list</text:span></text:a><text:span text:style-name="T1"> (természetesen ez is mint minden más még változhat). A csoport tagjai kommunikálhat egymással (facebook szerű közös üzenőfal), vitákat, szavazásokat bonyolíthatnak le, projekteket indíthatnak, alcsoportokat hozhatnak létre,</text:span></text:p>
      <text:p text:style-name="P1">A csoport struktúra legfelső szintjét csak a rendszer adminisztrátor módosíthatja. Az alsóbb szintű csoportok alá alcsoportok a csoport tagjai általi javaslatok alapján jöhetnek létre; amennyiben a javaslat megkapja a csoport tagok megfelelő támogatottságát <text:span text:style-name="T2">akkor automatikusan létrejön. </text:span>(lásd lentebb). </text:p>
      <text:p text:style-name="P1">Az alcsoportok <text:span text:style-name="T2">automatikusan </text:span>lezáródnak ha az őket tartalmazó csoport tagjainak egy bizonyos hányada ellenzi az alcsoport működését (lásd lentebb).</text:p>
      <text:p text:style-name="P1">A csoportokba tagnak jelentkezhetnek a netpolgar rendszer regisztrált felhasználói. A jelentkezés hatására a <text:span text:style-name="T2">felhasználó </text:span>már megjelenik a tagok listájában „pályázó” megjelöléssel. Ilyenkor még a csoportban nem végezhet tagsághoz kötött tevékenységeket (pl. szavazás, alcsoport javaslat tétel, alcsoport lezárás javaslat, beszélgetés indítás stb). <text:span text:style-name="T2">Teljes jogú taggá akkor válik ha megkapja a megfelelő számú meglévő tag támogatását. (lásd lentebb)</text:span></text:p>
      <text:p text:style-name="P3">A csoport tagjai kezdeményezhetik másik csoport tag kizárását a csoportból – amennyiben úgy ítélik meg, hogy az akadályozza a csoport céljainak megfelelő működést. Ha ezeknek a kizárási javaslatoknak a száma eléri a tagok létszámának meghatározott hányadát akkor a tag automatikusan kizárásra kerül.</text:p>
      <text:p text:style-name="P3"/>
      <text:h text:style-name="Heading_20_3" text:outline-level="3">Csoport tagság kezelése</text:h>
      <text:p text:style-name="P3">A csoport létrehozásakor a csoportot létrehozó felhasználó beállítja, hogy hány tag támogatása szükséges egy jelentkező tagságának az aktiválásához, <text:span text:style-name="T3">illetve a tagság hány százalékának kizárási javaslatára kerül egy tag kizárásra.</text:span>. </text:p>
      <text:p text:style-name="P3">A csoport adatképernyőjén lesz egy gomb, amivel a regisztrált felhasználók jelezhetik, hogy tagok akarnak lenni az adott csoportban.</text:p>
      <text:p text:style-name="P3">Ezután a jelentkező megjelenik a csoport tagok listájában „jelentkező” megjelöléssel. Ilyenkor még nem teljes jogú tagja a csoportnak. A csoport tagok megtekinthetik a jelentkező adatlapját (itt információk lesznek a jelentkező eddigi netpolgar -beli tevékenységeiről, illetve megjelennek azok <text:soft-page-break/>az információk amiket a felhasználó meg kíván magáról osztani. Ezen képernyőn lesz „támogatom” és „ellenzem” gomb is. A csoport tagjai kattinthatnak ezekre a gombokra.</text:p>
      <text:p text:style-name="P3">Amikor a támogatók száma a <text:span text:style-name="T3">csoport beállításokban megadott</text:span> értékkel meghaladja az ellenzők számát akkor a jelentkező automatikusan teljes jogú taggá válik. </text:p>
      <text:p text:style-name="P5">A támogatás/ellenzés később is megváltoztatható, a képernyőn látszik a támogatások/ellenzések pillanatnyi száma.</text:p>
      <text:p text:style-name="P5">A teljes jogú tagok adatlapján is van „támogatom” / „ellenzem” gomb. Ilyenkor az „ellenzem” gombra kattintás azt jelenti, hogy a tag kizárását javasoljuk, a „támogatom”, hogy a tag csoportban maradását támogatjuk. Ha a kizárási javaslatok száma mínusz a támogatások száma eléri a csoport beállításoknál megadott százalék<text:span text:style-name="T5">ot (bázis a tag létszám)</text:span> akkor a tag automatikusan kizárásra kerül.</text:p>
      <text:p text:style-name="P5">A kizárt tag nem jelentkezhet újra tagnak.</text:p>
      <text:p text:style-name="P5">A csoport tagok – amennyiben nem menedzserek (lásd lentebb) bármikor kiléphetnek a csoportból. Ezt a csoport adatképernyőjén lévő „kilépek a csoportból” gombra kattintva tehetik meg. <text:span text:style-name="T5">Ha egy menedzser akar kilépni, akkor egy másik menedzsert meg kell kérnie, hogy az Ő menedzser státuszát törölje. Ezután tud kilépni. Ebből az is következik, hogy ha csak egy menedzser van, akkor Ő nem tud kilépni a csoportból.</text:span></text:p>
      <text:p text:style-name="P7"/>
      <text:p text:style-name="P7">Megjegyzés: Ha a csoportnak még kevesebb tagja van mint amekkora támogatottság szükséges a csoport beállítás szerint szükséges a tag felvételhez, akkor a tagság teljes támogatása szükséges.</text:p>
      <text:p text:style-name="P7"/>
      <text:h text:style-name="Heading_20_3" text:outline-level="3">Csoport menedzser</text:h>
      <text:p text:style-name="P5"/>
      <text:p text:style-name="P5">Amikor valaki egy csoportot létrehoz akkor automatikusan csoport menedzser lesz. Később Ő a csoport tagjai közül mást is kinevezhet menedzsernek. A csoport menedzserek többlet jogai:</text:p>
      <text:list xml:id="list4232675631" text:style-name="L1">
        <text:list-item>
          <text:p text:style-name="P8">tag jelentkezéseket aktiválhatnak akkor is ha azok még nem kapták meg a szükséges támogatást</text:p>
        </text:list-item>
        <text:list-item>
          <text:p text:style-name="P8">alcsoport létrehozást aktiválhatnak akkor is ha <text:span text:style-name="T4">a</text:span>z még nem kapta meg a kellő támogatást (lásd lentebb)</text:p>
        </text:list-item>
        <text:list-item>
          <text:p text:style-name="P8">másik tagot (tagokat) menedzsernek jelölhetnek,</text:p>
        </text:list-item>
        <text:list-item>
          <text:p text:style-name="P8">másik menedzsertől megvonhatják a menedzser jogot.</text:p>
        </text:list-item>
      </text:list>
      <text:p text:style-name="P5"/>
      <text:h text:style-name="Heading_20_3" text:outline-level="3">Alcsoport kezelés</text:h>
      <text:p text:style-name="P9">A csoport tagjai javasolhatják alcsoport létrehozását.</text:p>
      <text:p text:style-name="P4"><text:soft-page-break/>A<text:span text:style-name="T4">z</text:span> <text:span text:style-name="T4">a</text:span>csoport létrehozás<text:span text:style-name="T4">i</text:span> <text:span text:style-name="T4">javaslatban az al</text:span>csoportot létrehozó felhasználó beállítja, hogy hány tag támogatása szükséges egy <text:span text:style-name="T4">javasolt alcsoport</text:span> aktiválásához, <text:span text:style-name="T3">illetve a tagság hány százalékának javaslatára <text:s/>kerül egy alcsoport lezárásra.</text:span>. </text:p>
      <text:p text:style-name="P5">A<text:span text:style-name="T5">mikor valaki </text:span>új alcsoport létrehozását <text:span text:style-name="T5">javasolja; </text:span>.<text:span text:style-name="T5">a</text:span>z új alcsoport megjelenik az alcsoportok listájában „javaslat” jelzéssel. Ilyenkor <text:span text:style-name="T5">ebben </text:span>a<text:span text:style-name="T5">z</text:span> csoportban <text:span text:style-name="T5">még </text:span>semmilyen tevékenységet nem lehet folytatni, csak a tulajdonos csoport tagjai „támogatom” / ellenzem” gombokra kattintással jelezhetik, hogy támogatják <text:span text:style-name="T5">vagy ellenzik </text:span>a az alcsoport megnyitását.</text:p>
      <text:p text:style-name="P4">Amikor a támogatók száma a <text:span text:style-name="T3">csoport beállításokban megadott</text:span> értékkel meghaladja az ellenzők számát akkor a <text:span text:style-name="T4">javasolt alcsoport automatikusan megnyílik, aktív alcsoporttá válik.</text:span> </text:p>
      <text:p text:style-name="P6">A<text:span text:style-name="T4">z aktív alcsoportok</text:span> adatlapján is van „támogatom” / „ellenzem” gomb. Ilyenkor az „ellenzem” gombra kattintás azt jelenti, hogy <text:span text:style-name="T4">az alcsoport lezárását </text:span>javasoljuk, a „támogatom”, hogy a<text:span text:style-name="T4">z alcsoport megtartását </text:span>támogatjuk. Ha a <text:span text:style-name="T4">lezárási</text:span> javaslatok száma mínusz a támogatások száma eléri a csoport beállításoknál megadott százalék<text:span text:style-name="T5">ot (bázis a tag létszám)</text:span> akkor a<text:span text:style-name="T4">z alcsoport</text:span> automatikusan <text:span text:style-name="T4">lezárásra</text:span> kerül. <text:span text:style-name="T4">A lezárt csoportban a továbbiakban semmilyen tevékenység nem folytatható, de az eddig létrejött akciók, dokumentációk, beszélgetések megmaradnak, megtekinthetőek.</text:span></text:p>
      <text:p text:style-name="P6"/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0:45:47.287276764</meta:creation-date>
    <meta:generator>LibreOffice/5.3.0.3$Linux_X86_64 LibreOffice_project/7074905676c47b82bbcfbea1aeefc84afe1c50e1</meta:generator>
    <dc:date>2020-06-15T12:43:31.452464231</dc:date>
    <meta:editing-duration>PT55M19S</meta:editing-duration>
    <meta:editing-cycles>1</meta:editing-cycles>
    <meta:document-statistic meta:table-count="0" meta:image-count="0" meta:object-count="0" meta:page-count="3" meta:paragraph-count="30" meta:word-count="745" meta:character-count="5676" meta:non-whitespace-character-count="4955"/>
  </office:meta>
</office:document-meta>
</file>